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5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7" style:family="text">
      <style:text-properties fo:font-size="9.75pt" fo:font-weight="normal" fo:font-family="Arial" style:font-family-asian="Arial" style:font-family-complex="Arial" fo:background-color="transparent" fo:color="#2a2a2a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11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13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15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17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19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2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0000ff"/>
    </style:style>
    <style:style style:name="T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3697a"/>
    </style:style>
    <style:style style:name="T34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#ffffe1" fo:color="#2a2a2a"/>
    </style:style>
    <style:style style:name="T47" style:family="text">
      <style:text-properties fo:font-size="12.00pt" fo:font-weight="normal" fo:font-family="Arial" style:font-family-asian="Arial" style:font-family-complex="Arial" fo:background-color="#ffffe1" fo:color="#03697a"/>
    </style:style>
    <style:style style:name="T48" style:family="text">
      <style:text-properties fo:font-size="12.00pt" fo:font-weight="normal" fo:font-family="Arial" style:font-family-asian="Arial" style:font-family-complex="Arial" fo:background-color="#ffffe1" fo:color="#2a2a2a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bold" fo:font-family="Arial" style:font-family-asian="Arial" style:font-family-complex="Arial" fo:background-color="#ffffe1" fo:color="#2a2a2a"/>
    </style:style>
    <style:style style:name="T51" style:family="text">
      <style:text-properties fo:font-size="12.00pt" fo:font-weight="normal" fo:font-family="Arial" style:font-family-asian="Arial" style:font-family-complex="Arial" fo:background-color="#ffffe1" fo:color="#2a2a2a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90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91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92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93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94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95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96" style:family="text">
      <style:text-properties fo:font-size="12.00pt" fo:font-weight="bold" fo:font-family="Arial" style:font-family-asian="Arial" style:font-family-complex="Arial" fo:background-color="transparent" fo:color="#2a2a2a"/>
    </style:style>
    <style:style style:name="T97" style:family="text">
      <style:text-properties fo:font-size="12.00pt" fo:font-weight="normal" fo:font-family="Arial" style:font-family-asian="Arial" style:font-family-complex="Arial" fo:background-color="transparent" fo:color="#2a2a2a"/>
    </style:style>
    <style:style style:name="T9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6.00pt"/>
    </style:style>
    <style:style style:name="P2" style:family="paragraph">
      <style:paragraph-properties fo:line-height="100.00%" fo:text-align="left" fo:margin-left="39.55pt" fo:text-indent="-35.85pt" fo:margin-top="12.00pt" fo:margin-bottom="6.00pt"/>
    </style:style>
    <style:style style:name="P3" style:family="paragraph">
      <style:paragraph-properties fo:line-height="100.00%" fo:text-align="left" fo:margin-left="18.00pt" fo:text-indent="-18.00pt" fo:margin-top="12.00pt" fo:margin-bottom="6.00pt"/>
    </style:style>
    <style:style style:name="P4" style:family="paragraph">
      <style:paragraph-properties fo:line-height="120.00%" fo:text-align="left" fo:margin-left="18.00pt" fo:text-indent="0.00pt" fo:margin-bottom="6.00pt"/>
    </style:style>
    <style:style style:name="P5" style:family="paragraph">
      <style:paragraph-properties fo:line-height="100.00%" fo:text-align="left" fo:margin-left="18.00pt" fo:text-indent="-18.00pt" fo:margin-top="12.00pt" fo:margin-bottom="6.00pt"/>
    </style:style>
    <style:style style:name="P6" style:family="paragraph">
      <style:paragraph-properties fo:line-height="120.00%" fo:text-align="left" fo:margin-bottom="6.00pt"/>
    </style:style>
    <style:style style:name="P7" style:family="paragraph">
      <style:paragraph-properties fo:line-height="120.00%" fo:text-align="left"/>
    </style:style>
    <style:style style:name="P8" style:family="paragraph">
      <style:paragraph-properties fo:line-height="100.00%" fo:text-align="left" fo:margin-left="18.00pt" fo:text-indent="-18.00pt" fo:margin-top="12.00pt" fo:margin-bottom="6.00pt"/>
    </style:style>
    <style:style style:name="P9" style:family="paragraph">
      <style:paragraph-properties fo:line-height="120.00%" fo:text-align="left" fo:margin-left="18.00pt" fo:text-indent="0.00pt" fo:margin-bottom="6.00p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20.00%" fo:text-align="left" fo:margin-left="-18.00pt" fo:text-indent="18.00pt" fo:margin-bottom="6.00pt">
        <style:tab-stops>
          <style:tab-stop style:position="838847.80pt"/>
        </style:tab-stops>
      </style:paragraph-properties>
    </style:style>
    <style:style style:name="P11" style:family="paragraph">
      <style:paragraph-properties fo:line-height="120.00%" fo:text-align="left" fo:margin-bottom="6.00pt">
        <style:tab-stops>
          <style:tab-stop style:position="5.00pt"/>
        </style:tab-stops>
      </style:paragraph-properties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20.00%" fo:text-align="left" fo:margin-left="-18.00pt" fo:text-indent="18.00pt" fo:margin-bottom="6.00pt">
        <style:tab-stops>
          <style:tab-stop style:position="838847.80pt"/>
        </style:tab-stops>
      </style:paragraph-properties>
    </style:style>
    <style:style style:name="P13" style:family="paragraph">
      <style:paragraph-properties fo:line-height="120.00%" fo:text-align="left" fo:margin-bottom="6.00pt">
        <style:tab-stops>
          <style:tab-stop style:position="5.00pt"/>
        </style:tab-stops>
      </style:paragraph-properties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20.00%" fo:text-align="left" fo:margin-left="-18.00pt" fo:text-indent="18.00pt" fo:margin-bottom="6.00pt">
        <style:tab-stops>
          <style:tab-stop style:position="838847.80pt"/>
        </style:tab-stops>
      </style:paragraph-properties>
    </style:style>
    <style:style style:name="P15" style:family="paragraph">
      <style:paragraph-properties fo:line-height="120.00%" fo:text-align="left" fo:margin-bottom="6.00pt">
        <style:tab-stops>
          <style:tab-stop style:position="5.00pt"/>
        </style:tab-stops>
      </style:paragraph-properties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20.00%" fo:text-align="left" fo:margin-left="-18.00pt" fo:text-indent="18.00pt" fo:margin-bottom="6.00pt">
        <style:tab-stops>
          <style:tab-stop style:position="838847.80pt"/>
        </style:tab-stops>
      </style:paragraph-properties>
    </style:style>
    <style:style style:name="P17" style:family="paragraph">
      <style:paragraph-properties fo:line-height="120.00%" fo:text-align="left" fo:margin-bottom="6.00pt">
        <style:tab-stops>
          <style:tab-stop style:position="5.00pt"/>
        </style:tab-stops>
      </style:paragraph-properties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20.00%" fo:text-align="left" fo:margin-left="-18.00pt" fo:text-indent="18.00pt" fo:margin-bottom="6.00pt">
        <style:tab-stops>
          <style:tab-stop style:position="838847.80pt"/>
        </style:tab-stops>
      </style:paragraph-properties>
    </style:style>
    <style:style style:name="P19" style:family="paragraph">
      <style:paragraph-properties fo:line-height="120.00%" fo:text-align="left" fo:margin-bottom="6.00pt"/>
    </style:style>
    <style:style style:name="P20" style:family="paragraph">
      <style:paragraph-properties fo:line-height="120.00%" fo:text-align="left" fo:margin-bottom="6.00pt">
        <style:tab-stops>
          <style:tab-stop style:position="5.00pt"/>
        </style:tab-stops>
      </style:paragraph-properties>
    </style:style>
    <style:style style:name="P21" style:family="paragraph">
      <style:paragraph-properties fo:line-height="100.00%" fo:text-align="left" fo:margin-left="18.00pt" fo:text-indent="-18.00pt" fo:margin-top="12.00pt" fo:margin-bottom="6.00pt"/>
    </style:style>
    <style:style style:name="P22" style:family="paragraph">
      <style:paragraph-properties fo:line-height="120.00%" fo:text-align="left" fo:margin-left="18.00pt" fo:text-indent="0.00pt" fo:margin-bottom="6.00p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20.00%" fo:text-align="left" fo:margin-left="-18.00pt" fo:text-indent="18.00pt" fo:margin-bottom="6.00pt"/>
    </style:style>
    <style:style style:name="P24" style:family="paragraph">
      <style:paragraph-properties fo:line-height="120.00%" fo:text-align="left" fo:margin-bottom="6.00p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20.00%" fo:text-align="left" fo:margin-left="-18.00pt" fo:text-indent="18.00pt" fo:margin-bottom="6.00pt"/>
    </style:style>
    <style:style style:name="P26" style:family="paragraph">
      <style:paragraph-properties fo:line-height="120.00%" fo:text-align="left" fo:margin-bottom="6.00p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20.00%" fo:text-align="left" fo:margin-left="-18.00pt" fo:text-indent="18.00pt" fo:margin-bottom="6.00pt"/>
    </style:style>
    <style:style style:name="P28" style:family="paragraph">
      <style:paragraph-properties fo:line-height="120.00%" fo:text-align="left" fo:margin-bottom="6.00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20.00%" fo:text-align="left" fo:margin-left="-18.00pt" fo:text-indent="18.00pt" fo:margin-bottom="6.00pt"/>
    </style:style>
    <style:style style:name="P30" style:family="paragraph">
      <style:paragraph-properties fo:line-height="100.00%" fo:text-align="left" fo:margin-left="18.00pt" fo:text-indent="-18.00pt" fo:margin-top="12.00pt" fo:margin-bottom="6.00pt"/>
    </style:style>
    <style:style style:name="P31" style:family="paragraph">
      <style:paragraph-properties fo:line-height="120.00%" fo:text-align="left" fo:margin-bottom="6.00pt"/>
    </style:style>
    <text:list-style style:name="L3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2" style:family="paragraph">
      <style:paragraph-properties fo:line-height="120.00%" fo:text-align="left" fo:margin-left="-18.00pt" fo:text-indent="18.00pt" fo:margin-bottom="6.00pt"/>
    </style:style>
    <style:style style:name="P33" style:family="paragraph">
      <style:paragraph-properties fo:line-height="120.00%" fo:text-align="left" fo:margin-bottom="6.00pt"/>
    </style:style>
    <text:list-style style:name="L3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4" style:family="paragraph">
      <style:paragraph-properties fo:line-height="120.00%" fo:text-align="left" fo:margin-left="-18.00pt" fo:text-indent="18.00pt" fo:margin-bottom="6.00pt"/>
    </style:style>
    <style:style style:name="P35" style:family="paragraph">
      <style:paragraph-properties fo:line-height="120.00%" fo:text-align="left" fo:margin-bottom="6.00pt"/>
    </style:style>
    <text:list-style style:name="L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6" style:family="paragraph">
      <style:paragraph-properties fo:line-height="120.00%" fo:text-align="left" fo:margin-left="-18.00pt" fo:text-indent="18.00pt" fo:margin-bottom="6.00pt"/>
    </style:style>
    <style:style style:name="P37" style:family="paragraph">
      <style:paragraph-properties fo:line-height="100.00%" fo:text-align="left" fo:margin-left="18.00pt" fo:text-indent="-18.00pt" fo:margin-top="12.00pt" fo:margin-bottom="6.00pt"/>
    </style:style>
    <style:style style:name="P38" style:family="paragraph">
      <style:paragraph-properties fo:line-height="100.00%" fo:text-align="left" fo:margin-left="39.55pt" fo:text-indent="0.00pt" fo:margin-top="6.00pt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 fo:margin-top="6.00pt"/>
    </style:style>
    <style:style style:name="P40" style:family="paragraph">
      <style:paragraph-properties fo:line-height="100.00%" fo:text-align="left" fo:margin-left="18.00pt" fo:text-indent="-18.00pt" fo:margin-top="12.00pt" fo:margin-bottom="6.00pt"/>
    </style:style>
    <style:style style:name="P41" style:family="paragraph">
      <style:paragraph-properties fo:line-height="100.00%" fo:text-align="left" fo:margin-left="18.00pt" fo:text-indent="0.00pt" fo:margin-top="12.00pt" fo:margin-bottom="6.00pt"/>
    </style:style>
    <style:style style:name="P42" style:family="paragraph">
      <style:paragraph-properties fo:line-height="120.00%" fo:text-align="left" fo:margin-left="18.00pt" fo:text-indent="0.00pt" fo:margin-bottom="6.00pt"/>
    </style:style>
  </office:automatic-styles>
  <office:body>
    <office:text>
      <text:p text:style-name="P1"><text:span text:style-name="T1"/></text:p>
      <text:p text:style-name="P2"><text:span text:style-name="T2">El control RichTextBox</text:span></text:p>
      <text:p text:style-name="P3"><text:span text:style-name="T3">¿En qué consiste?</text:span></text:p>
      <text:p text:style-name="P4"><text:span text:style-name="T4">El control<text:s/></text:span><text:span text:style-name="T5">RichTextBox<text:s/></text:span><text:span text:style-name="T6">de formularios Windows Forms se utiliza para mostrar, escribir y</text:span><text:span text:style-name="T7"><text:s/></text:span><text:span text:style-name="T8">manipular texto con formato. El control<text:s/></text:span><text:span text:style-name="T9">RichTextBox<text:s/></text:span><text:span text:style-name="T10">hace todo lo que realiza el control<text:s/></text:span><text:span text:style-name="T11">TextBox</text:span><text:span text:style-name="T12">, pero además puede efectuar las siguientes operaciones: mostrar fuentes, colores y vínculos; cargar texto e imágenes incrustadas desde un archivo; deshacer y rehacer operaciones de edición; y buscar caracteres especificados. El control<text:s/></text:span><text:span text:style-name="T13">RichTextBox<text:s/></text:span><text:span text:style-name="T14">suele utilizarse para manipular texto y proporcionar funciones de presentación similares a las de aplicaciones de procesador de textos tales como Microsoft Word. Al igual que el control<text:s/></text:span><text:span text:style-name="T15">TextBox</text:span><text:span text:style-name="T16">, el control<text:s/></text:span><text:span text:style-name="T17">RichTextBox<text:s/></text:span><text:span text:style-name="T18">puede mostrar barras de desplazamiento; sin embargo, a diferencia del control<text:s/></text:span><text:span text:style-name="T19">TextBox</text:span><text:span text:style-name="T20">, muestra de forma predeterminada barras de desplazamiento horizontales y verticales y posee configuraciones adicionales para las barras de desplazamiento. </text:span></text:p>
      <text:p text:style-name="P5"><text:span text:style-name="T21">Constructores para RichTextBox</text:span></text:p>
      <text:p text:style-name="P6"><text:span text:style-name="T22"/></text:p>
      <text:p text:style-name="P7"><text:span text:style-name="T23"><text:s text:c="5"/><text:tab/><text:tab/>RichTextBox richTextBox1 =<text:s/></text:span><text:span text:style-name="T24">new</text:span><text:span text:style-name="T25"><text:s/>RichTextBox();</text:span></text:p>
      <text:p text:style-name="P7"><text:span text:style-name="T26"/></text:p>
      <text:p text:style-name="P7"><text:span text:style-name="T26"/></text:p>
      <text:p text:style-name="P8"><text:span text:style-name="T27">Selección de Propiedades de<text:s/></text:span><text:span text:style-name="T28">RichTextBox</text:span></text:p>
      <text:p text:style-name="P9"><text:span text:style-name="T29">Además de las propiedades comunes, podemos destacar en el control RichTextBox las siguientes:</text:span></text:p>
      <text:list text:style-name="L10">
        <text:list-item>
          <text:p text:style-name="P10"><text:span text:style-name="T30">CanRedo</text:span><text:span text:style-name="T31">:<text:s/></text:span><text:span text:style-name="T32">Obtiene un valor que indica si hay acciones que se han producido en<text:s/></text:span><text:span text:style-name="T33">RichTextBox</text:span><text:span text:style-name="T34"><text:s/>que se pueden volver a aplicar.</text:span><text:span text:style-name="T35"><text:s text:c="2"/></text:span></text:p>
        </text:list-item>
      </text:list>
      <text:p text:style-name="P11"><text:span text:style-name="T36"/></text:p>
      <text:list text:style-name="L12">
        <text:list-item>
          <text:p text:style-name="P12"><text:span text:style-name="T37">Font</text:span><text:span text:style-name="T38">:<text:s/></text:span><text:span text:style-name="T39">Obtiene o establece la fuente utilizada al mostrar texto en el control.</text:span></text:p>
        </text:list-item>
      </text:list>
      <text:p text:style-name="P13"><text:span text:style-name="T40"/></text:p>
      <text:list text:style-name="L14">
        <text:list-item>
          <text:p text:style-name="P14"><text:span text:style-name="T41">ForeColor:<text:s/></text:span><text:span text:style-name="T42">Obtiene o establece el color de fuente que se usa para mostrar texto en el control.</text:span></text:p>
        </text:list-item>
      </text:list>
      <text:p text:style-name="P15"><text:span text:style-name="T43"/></text:p>
      <text:list text:style-name="L16">
        <text:list-item>
          <text:p text:style-name="P16"><text:span text:style-name="T44">ScrollBars</text:span><text:span text:style-name="T45">:<text:s/></text:span><text:span text:style-name="T46">Obtiene o establece el tipo de barras de desplazamiento que se muestran en el control </text:span><text:span text:style-name="T47">RichTextBox</text:span><text:span text:style-name="T48">.</text:span></text:p>
        </text:list-item>
      </text:list>
      <text:p text:style-name="P17"><text:span text:style-name="T49"/></text:p>
      <text:list text:style-name="L18">
        <text:list-item>
          <text:p text:style-name="P18"><text:span text:style-name="T50">SelectionFont</text:span><text:span text:style-name="T51">: Con esta propiedad podemos darle al texto seleccionado formato diferente al resto.</text:span></text:p>
        </text:list-item>
      </text:list>
      <text:p text:style-name="P19"><text:span text:style-name="T52"><text:line-break/></text:span></text:p>
      <text:p text:style-name="P20"><text:span text:style-name="T53"/></text:p>
      <text:p text:style-name="P20"><text:span text:style-name="T53"/></text:p>
      <text:p text:style-name="P20"><text:span text:style-name="T53"/></text:p>
      <text:p text:style-name="P20"><text:span text:style-name="T53"/></text:p>
      <text:p text:style-name="P21"><text:span text:style-name="T54">Selección de Métodos de<text:s/></text:span><text:span text:style-name="T55">RichTextBox</text:span></text:p>
      <text:p text:style-name="P22"><text:span text:style-name="T56">Algunos metodos del control:</text:span></text:p>
      <text:list text:style-name="L23">
        <text:list-item>
          <text:p text:style-name="P23"><text:span text:style-name="T57">SaveFile(Stream, RichTextBoxStreamType)<text:s/></text:span><text:span text:style-name="T58">:Guarda el contenido de un control RichTextBox en un flujo de datos abierto. </text:span></text:p>
        </text:list-item>
      </text:list>
      <text:p text:style-name="P24"><text:span text:style-name="T59"/></text:p>
      <text:list text:style-name="L25">
        <text:list-item>
          <text:p text:style-name="P25"><text:span text:style-name="T60">Redo</text:span><text:span text:style-name="T61">: Vuelve a aplicar la última operación anulada en el control. </text:span></text:p>
        </text:list-item>
      </text:list>
      <text:p text:style-name="P26"><text:span text:style-name="T62"/></text:p>
      <text:list text:style-name="L27">
        <text:list-item>
          <text:p text:style-name="P27"><text:span text:style-name="T63">Paste(DataFormats.Format)</text:span><text:span text:style-name="T64"><text:s/>: Pega el contenido del Portapapeles en el formato de Portapapeles especificado. </text:span></text:p>
        </text:list-item>
      </text:list>
      <text:p text:style-name="P28"><text:span text:style-name="T65"/></text:p>
      <text:list text:style-name="L29">
        <text:list-item>
          <text:p text:style-name="P29"><text:span text:style-name="T66">LoadFile(Stream, RichTextBoxStreamType)</text:span><text:span text:style-name="T67">: Carga el contenido de un flujo de datos existente en el control RichTextBox. </text:span></text:p>
        </text:list-item>
      </text:list>
      <text:p text:style-name="P30"><text:span text:style-name="T68">Selección de Eventos de<text:s/></text:span><text:span text:style-name="T69">RichTextBox</text:span></text:p>
      <text:p text:style-name="P31"><text:span text:style-name="T70"/></text:p>
      <text:p text:style-name="P31"><text:span text:style-name="T71"><text:s text:c="6"/>Algunos eventos del control:<text:s text:c="6"/></text:span></text:p>
      <text:p text:style-name="P31"><text:span text:style-name="T72"/></text:p>
      <text:list text:style-name="L32">
        <text:list-item>
          <text:p text:style-name="P32"><text:span text:style-name="T73">DragDrop</text:span><text:span text:style-name="T74"><text:s text:c="2"/></text:span><text:span text:style-name="T75">Se produce cuando el usuario finaliza una operación de arrastrar y colocar</text:span><text:span text:style-name="T76"><text:s/></text:span></text:p>
        </text:list-item>
      </text:list>
      <text:p text:style-name="P33"><text:span text:style-name="T77"/></text:p>
      <text:list text:style-name="L34">
        <text:list-item>
          <text:p text:style-name="P34"><text:span text:style-name="T78">ClientSizeChanged</text:span><text:span text:style-name="T79"><text:s text:c="2"/></text:span><text:span text:style-name="T80">Tiene lugar cuando el contenido del control cambia de tamaño.</text:span><text:span text:style-name="T81"><text:s/></text:span></text:p>
        </text:list-item>
      </text:list>
      <text:p text:style-name="P35"><text:span text:style-name="T82"/></text:p>
      <text:list text:style-name="L36">
        <text:list-item>
          <text:p text:style-name="P36"><text:span text:style-name="T83">Vscroll:<text:s/></text:span><text:span text:style-name="T84">Se produce cuando el usuario hace clic en las barras de desplazamiento verticales del control.</text:span><text:span text:style-name="T85"><text:s/></text:span></text:p>
        </text:list-item>
      </text:list>
      <text:p text:style-name="P37"><text:span text:style-name="T86">Observaciones a tener en cuenta sobre<text:s/></text:span><text:span text:style-name="T87">RichTextBox</text:span></text:p>
      <text:p text:style-name="P38"><text:span text:style-name="T88">Al usar este control debemos tener en cuenta los siguientes puntos:</text:span></text:p>
      <text:list text:style-name="L39">
        <text:list-item>
          <text:p text:style-name="P39"><text:span text:style-name="T89">Para deshacer y rehacer la mayoría de las operaciones de edición de un control<text:s/></text:span><text:span text:style-name="T90">RichTextBox</text:span><text:span text:style-name="T91">, llame a los métodos<text:s/></text:span><text:span text:style-name="T92">Undo</text:span><text:span text:style-name="T93"><text:s/>y<text:s/></text:span><text:span text:style-name="T94">Redo</text:span><text:span text:style-name="T95">. </text:span></text:p>
        </text:list-item>
        <text:list-item>
          <text:p text:style-name="P39"><text:span text:style-name="T95">El método<text:s/></text:span><text:span text:style-name="T96">CanRedo</text:span><text:span text:style-name="T97"><text:s/>permite determinar si la última operación deshecha por el usuario puede aplicarse de nuevo al control. </text:span></text:p>
        </text:list-item>
      </text:list>
      <text:p text:style-name="P40"><text:span text:style-name="T98">Documentación de referencia</text:span></text:p>
      <text:p text:style-name="P41"><text:a xlink:href="https://msdn.microsoft.com/es-es/library/aa984185(v=vs.71).aspx"><text:span text:style-name="T99">https://msdn.microsoft.com/es-es/library/aa984185(v=vs.71).aspx</text:span></text:a><text:span text:style-name="T100"/></text:p>
      <text:p text:style-name="P42"><text:span text:style-name="T10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